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730" officeooo:paragraph-rsid="00048730"/>
    </style:style>
    <style:style style:name="P2" style:family="paragraph" style:parent-style-name="Standard">
      <style:text-properties officeooo:rsid="00062796" officeooo:paragraph-rsid="000627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endernummerierung:</text:p>
      <text:p text:style-name="P1"/>
      <text:p text:style-name="P1">1.</text:p>
      <text:p text:style-name="P1">Deutschland</text:p>
      <text:p text:style-name="P1"/>
      <text:p text:style-name="P1">2.</text:p>
      <text:p text:style-name="P1">Afghanist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7:44:50.931000000</meta:creation-date>
    <dc:date>2024-01-24T18:05:55.808000000</dc:date>
    <meta:editing-duration>PT21M5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5" meta:word-count="5" meta:character-count="46" meta:non-whitespace-character-count="46"/>
  </office:meta>
</office:document-meta>
</file>